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6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6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6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6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6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6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2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3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3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4" office:value-type="float" office:value="48.6">
            <text:p>48.6</text:p>
          </table:table-cell>
          <table:table-cell table:style-name="ce26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0" office:value-type="float" office:value="83.75">
            <text:p>83.8</text:p>
          </table:table-cell>
          <table:table-cell table:style-name="ce24" office:value-type="float" office:value="83.28">
            <text:p>83.3</text:p>
          </table:table-cell>
          <table:table-cell table:style-name="ce26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1" office:value-type="float" office:value="74">
            <text:p>74.0</text:p>
          </table:table-cell>
          <table:table-cell table:style-name="ce25" office:value-type="float" office:value="74.8">
            <text:p>74.8</text:p>
          </table:table-cell>
          <table:table-cell table:style-name="ce26" office:value-type="string">
            <text:p>ACTUAL</text:p>
          </table:table-cell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Myanmar MN" svg:font-family="'Myanmar MN'" style:font-pitch="variable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4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9T14:23:53</dc:date>
    <meta:editing-duration>PT21H23M42S</meta:editing-duration>
    <meta:editing-cycles>60</meta:editing-cycles>
    <meta:generator>OpenOffice/4.1.2$Unix OpenOffice.org_project/412m3$Build-9782</meta:generator>
    <meta:print-date>2017-10-19T14:22:28</meta:print-date>
    <meta:document-statistic meta:table-count="3" meta:cell-count="82" meta:object-count="0"/>
    <meta:user-defined meta:name=""/>
  </office:meta>
</office:document-meta>
</file>